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>
      <style:table-cell-properties fo:background-color="#72bf44" fo:border="0.06pt solid #000000"/>
    </style:style>
    <style:style style:name="ce5" style:family="table-cell" style:parent-style-name="Default" style:data-style-name="N121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6" calcext:value-type="float">
            <text:p>0.786</text:p>
          </table:table-cell>
          <table:table-cell office:value-type="float" office:value="0.65" calcext:value-type="float">
            <text:p>0.6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7" calcext:value-type="float">
            <text:p>0.83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4" table:formula="of:=AVERAGE([.B2:.B7])" office:value-type="float" office:value="0.8088" calcext:value-type="float">
            <text:p>0.8088</text:p>
          </table:table-cell>
          <table:table-cell table:style-name="ce5" table:formula="of:=AVERAGE([.C2:.C7])" office:value-type="float" office:value="0.7468" calcext:value-type="float">
            <text:p>0.747</text:p>
          </table:table-cell>
          <table:table-cell table:style-name="ce5" table:formula="of:=AVERAGE([.D2:.D7])" office:value-type="float" office:value="0.7678" calcext:value-type="float">
            <text:p>0.768</text:p>
          </table:table-cell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5" table:formula="of:=STDEV([.B2:.B7])" office:value-type="float" office:value="0.021936271333114" calcext:value-type="float">
            <text:p>0.022</text:p>
          </table:table-cell>
          <table:table-cell table:style-name="ce5" table:formula="of:=STDEV([.C2:.C7])" office:value-type="float" office:value="0.0613490016218683" calcext:value-type="float">
            <text:p>0.061</text:p>
          </table:table-cell>
          <table:table-cell table:style-name="ce5" table:formula="of:=STDEV([.D2:.D7])" office:value-type="float" office:value="0.0457405727992119" calcext:value-type="float">
            <text:p>0.04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style-name="Default" office:value-type="string" calcext:value-type="string">
            <text:p>1 <text:s/>for the k-th fold CV, the k-th fold for test, and the (k+1)th fold for validation;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7:00:13.336255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02T17:01:28.488722721</dc:date>
    <meta:editing-duration>PT32M6S</meta:editing-duration>
    <meta:editing-cycles>10</meta:editing-cycles>
    <meta:document-statistic meta:table-count="1" meta:cell-count="35" meta:object-count="0"/>
  </office:meta>
</office:document-meta>
</file>